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fenced open="∣" close="〉">
        <mrow>
          <mover accent="true">
            <msub>
              <mo stretchy="false">ψ</mo>
              <mtext>D</mtext>
            </msub>
            <mo stretchy="false">˙</mo>
          </mover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subsup>
        <mi>H</mi>
        <mrow>
          <mn>1</mn>
          <mtext>D</mtext>
        </mrow>
        <mi>t</mi>
      </msubsup>
      <mrow>
        <mo stretchy="false">(</mo>
        <mrow>
          <mi>t</mi>
        </mrow>
        <mo stretchy="false">)</mo>
      </mrow>
      <mfenced open="∣" close="〉">
        <mrow>
          <msub>
            <mo stretchy="false">ψ</mo>
            <mtext>D</mtext>
          </msub>
          <mrow>
            <mo stretchy="false">(</mo>
            <mrow>
              <mi>t</mi>
            </mrow>
            <mo stretchy="false">)</mo>
          </mrow>
        </mrow>
      </mfenced>
    </mrow>
    <annotation encoding="StarMath 5.0">"i" hbar left lline dot %ipsi_"D" (t) right rangle `=` H^t_{1"D"} (t) left lline %ipsi_"D" (t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23:26.692000000</meta:creation-date>
    <meta:generator>LibreOffice/4.1.4.2$Windows_x86 LibreOffice_project/0a0440ccc0227ad9829de5f46be37cfb6edcf72</meta:generator>
  </office:meta>
</office:document-meta>
</file>